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ERPRISE SECURITY ARCHITECTURE</text:p>
      <text:p text:style-name="P1"/>
      <text:p text:style-name="P2">¿QUE ES SEGURIDAD?</text:p>
      <text:p text:style-name="P2"/>
      <text:p text:style-name="P3">La seguridad se trata de proteger los objetivos y activos comerciales de un negocio. Significa proporcionar un conjunto de controles comerciales que se ajustan a las necesidades del negocio, que a su vez se derivan de una evaluacion y analisis de riesgos comerciales. El objetivo de la evaluacion de riesgos es priorizar los riesgos a fin de centrarse en aquellos que mas requieren mitigac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1-06T00:58:47.71</meta:creation-date>
    <meta:document-statistic meta:table-count="0" meta:image-count="0" meta:object-count="0" meta:page-count="1" meta:paragraph-count="3" meta:word-count="70" meta:character-count="443"/>
    <dc:date>2018-01-06T01:28:16.13</dc:date>
    <dc:creator>cv </dc:creator>
    <meta:editing-duration>PT14M15S</meta:editing-duration>
    <meta:editing-cycles>1</meta:editing-cycles>
    <meta:generator>OpenOffice/4.1.4$Win32 OpenOffice.org_project/414m5$Build-9788</meta:generator>
  </office:meta>
</office:document-meta>
</file>